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2376" calcext:value-type="float">
            <text:p>45.3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3128" calcext:value-type="float">
            <text:p>44.5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168" calcext:value-type="float">
            <text:p>43.9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0728" calcext:value-type="float">
            <text:p>43.0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1648" calcext:value-type="float">
            <text:p>40.4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6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0416" calcext:value-type="float">
            <text:p>40.9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86" calcext:value-type="float">
            <text:p>40.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5928" calcext:value-type="float">
            <text:p>39.9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296" calcext:value-type="float">
            <text:p>38.9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2392" calcext:value-type="float">
            <text:p>35.90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8576" calcext:value-type="float">
            <text:p>35.08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3656" calcext:value-type="float">
            <text:p>33.4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02" calcext:value-type="float">
            <text:p>32.08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6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168" calcext:value-type="float">
            <text:p>32.4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2000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9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66" calcext:value-type="float">
            <text:p>32.7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5096" calcext:value-type="float">
            <text:p>34.3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7872" calcext:value-type="float">
            <text:p>35.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1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9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9792" calcext:value-type="float">
            <text:p>36.6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8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8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9852" calcext:value-type="float">
            <text:p>41.49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5776" calcext:value-type="float">
            <text:p>43.16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1896" calcext:value-type="float">
            <text:p>45.0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1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81416" calcext:value-type="float">
            <text:p>46.3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969936" calcext:value-type="float">
            <text:p>45.9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49402</text:p>
          </table:table-cell>
          <table:table-cell office:value-type="string" calcext:value-type="string">
            <text:p>195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96" calcext:value-type="float">
            <text:p>44.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00" meta:object-count="0"/>
    <meta:user-defined meta:name="AppVersion">3.0</meta:user-defined>
  </office:meta>
</office:document-meta>
</file>